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8.13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2.228cm"/>
    </style:style>
    <style:style style:name="Tableau2.E" style:family="table-column">
      <style:table-column-properties style:column-width="1.829cm"/>
    </style:style>
    <style:style style:name="Tableau2.F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F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Calibri" fo:font-size="16pt" style:font-size-complex="16pt"/>
    </style:style>
    <style:style style:name="P7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8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9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f867d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pt" officeooo:paragraph-rsid="00f867dd" style:font-size-asian="10pt" style:font-size-complex="10pt"/>
    </style:style>
    <style:style style:name="P37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f867d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6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Calibri"/>
    </style:style>
    <style:style style:name="P4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50" style:family="paragraph" style:parent-style-name="Standard">
      <style:text-properties style:font-name="Calibri" officeooo:paragraph-rsid="00195d1b"/>
    </style:style>
    <style:style style:name="P51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53" style:family="paragraph" style:parent-style-name="Text_20_body">
      <style:text-properties fo:font-size="2pt" officeooo:paragraph-rsid="00f867dd" style:font-size-asian="1.75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0f867dd" style:font-size-asian="10pt" style:font-size-complex="10pt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b231f" style:font-size-asian="10pt" style:font-size-complex="10pt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10b231f" style:font-size-asian="9pt" style:font-size-complex="9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3" style:family="text">
      <style:text-properties officeooo:rsid="00e79c12"/>
    </style:style>
    <style:style style:name="T14" style:family="text">
      <style:text-properties fo:color="#ffffff" fo:font-size="8pt" style:font-size-asian="8pt" style:font-size-complex="8pt"/>
    </style:style>
    <style:style style:name="T15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<text:span text:style-name="T15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5">achat@dec-industrie.com</text:span></text:p>
          </table:table-cell>
          <table:table-cell table:style-name="Tableau3.A1" office:value-type="string">
            <text:p text:style-name="P46"><draw:frame draw:style-name="fr2" draw:name="image: asimage(company.logo,0,697,200,'px')" text:anchor-type="as-char" svg:width="9.592cm" svg:height="2.769cm" draw:z-index="1"><draw:text-box><text:p text:style-name="Frame_20_contents"/></draw:text-box></draw:frame></text:p>
          </table:table-cell>
        </table:table-row>
      </table:table>
      <text:p text:style-name="P4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text-input text:description="&lt;if test=&quot;o.dest_address_id&quot;&gt;">If</text:text-input></text:p>
            <text:p text:style-name="P10">Adresse de livraison:</text:p>
            <text:p text:style-name="P7"><text:span text:style-name="T4"><text:text-input text:description="&lt; (o.dest_address_id.title and o.dest_address_id.title.name + ' ') or '' &gt;">Title </text:text-input></text:span><text:span text:style-name="T4"><text:text-input text:description="&lt; (o.dest_address_id.name and o.dest_address_id.name) or '' &gt;">Name</text:text-input></text:span></text:p>
            <text:p text:style-name="P21"><text:text-input text:description="&lt; (o.dest_address_id.partner_id and o.dest_address_id.partner_id.name) or '' &gt;">Partner name</text:text-input></text:p>
            <text:p text:style-name="P22"><text:text-input text:description="&lt; o.dest_address_id.street or ''&gt;">Street</text:text-input></text:p>
            <text:p text:style-name="P22"><text:text-input text:description="&lt; o.dest_address_id.street2 or ''&gt;">street 2</text:text-input></text:p>
            <text:p text:style-name="P8"><text:span text:style-name="T4"><text:text-input text:description="&lt; o.dest_address_id.zip + ' ' or '' &gt;">Zip </text:text-input></text:span><text:span text:style-name="T4"><text:text-input text:description="&lt; o.dest_address_id.city + ' ' or '' &gt;">City </text:text-input></text:span></text:p>
            <text:p text:style-name="P8"><text:span text:style-name="T4"><text:text-input text:description="&lt; o.dest_address_id.state_id and o.dest_address_id.state_id.name + ' '&gt;">State </text:text-input></text:span><text:span text:style-name="T4"><text:text-input text:description="&lt; o.dest_address_id.country_id and o.dest_address_id.country_id.name + ' ' or '' &gt;">Country</text:text-input></text:span></text:p>
            <text:p text:style-name="P26"><text:text-input text:description="&lt;/if&gt;">Endif</text:text-input></text:p>
          </table:table-cell>
          <table:table-cell table:style-name="Tableau1.A1" office:value-type="string">
            <text:p text:style-name="P11">Fournisseur:</text:p>
            <text:p text:style-name="P37"><text:text-input text:description="&lt; (o.partner_id  and o.partner_id.name) or '' &gt;">Name</text:text-input> <text:span text:style-name="T14"><text:text-input text:description="&lt; (o.partner_address_id.title and o.partner_address_id.title.name + ' ') or '' &gt;">Title </text:text-input></text:span><text:span text:style-name="T14"><text:text-input text:description="&lt; (o.partner_address_id and o.partner_address_id.name) or '' &gt;">Name</text:text-input></text:span></text:p>
            <text:p text:style-name="P29"><text:text-input text:description="&lt; (o.partner_address_id and o.partner_address_id.street ) or ''&gt;">Street</text:text-input></text:p>
            <text:p text:style-name="P25"><text:text-input text:description="&lt;if test=&quot;(o.partner_address_id and o.partner_address_id.street2)&quot;&gt;">If</text:text-input></text:p>
            <text:p text:style-name="P29"><text:text-input text:description="&lt; (o.partner_address_id and o.partner_address_id.street2) or '' &gt;">street2</text:text-input></text:p>
            <text:p text:style-name="P25"><text:text-input text:description="&lt;/if&gt;">Endif</text:text-input></text:p>
            <text:p text:style-name="P29"><text:text-input text:description="&lt; (o.partner_address_id and o.partner_address_id.zip + ' ') or '' &gt;">Zip </text:text-input> <text:text-input text:description="&lt; (o.partner_address_id and o.partner_address_id.city) or '' &gt;">City</text:text-input></text:p>
            <text:p text:style-name="P29"><text:text-input text:description="&lt; (o.partner_address_id and o.partner_address_id.state_id and o.partner_address_id.state_id.name + ' ') or ''&gt;">State </text:text-input> <text:text-input text:description="&lt; (o.partner_address_id and o.partner_address_id.country_id and o.partner_address_id.country_id.name) or '' &gt;">Country</text:text-input></text:p>
            <text:p text:style-name="P29"/>
            <text:p text:style-name="P9"><text:span text:style-name="T4"><text:text-input text:description="&lt;(o.partner_address_id and o.partner_address_id.phone and 'Tél.:           ' or '') + (o.partner_address_id and o.partner_address_id.phone or '')&gt;">Phone</text:text-input></text:span><text:span text:style-name="T4"><text:line-break/></text:span><text:span text:style-name="T4"><text:text-input text:description="&lt;(o.partner_address_id and o.partner_address_id.fax and 'Fax:           ' or '') + (o.partner_address_id and o.partner_address_id.fax or '')&gt;">Fax</text:text-input></text:span></text:p>
            <text:p text:style-name="P23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8"/>
      <text:p text:style-name="P24"><text:text-input text:description="&lt;if test=&quot;o.state=='draft'&quot;&gt;">If</text:text-input></text:p>
      <text:p text:style-name="P42"><text:span text:style-name="T11">Demande de prix N°: </text:span><text:span text:style-name="T11"><text:text-input text:description="&lt;o.name&gt;">Order No</text:text-input></text:span></text:p>
      <text:p text:style-name="P24"><text:text-input text:description="&lt;/if&gt;">Endif</text:text-input></text:p>
      <text:p text:style-name="P24"><text:text-input text:description="&lt;if test=&quot;o.state != 'draft' &quot;&gt;">If</text:text-input></text:p>
      <text:p text:style-name="P38"><text:span text:style-name="T12">Commande </text:span><text:span text:style-name="T11">N°: </text:span><text:span text:style-name="T11"><text:text-input text:description="&lt;o.name&gt;">Order No</text:text-input></text:span></text:p>
      <text:p text:style-name="P24"><text:text-input text:description="&lt;/if&gt;">Endif</text:text-input></text:p>
      <text:p text:style-name="P4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6">Notre référence</text:p>
            </table:table-cell>
            <table:table-cell table:style-name="Tableau5.A1" office:value-type="string">
              <text:p text:style-name="P16">Votre référence</text:p>
            </table:table-cell>
            <table:table-cell table:style-name="Tableau5.A1" office:value-type="string">
              <text:p text:style-name="P17">Date</text:p>
            </table:table-cell>
            <table:table-cell table:style-name="Tableau5.D1" office:value-type="string">
              <text:p text:style-name="P17">Validée par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0"><text:text-input text:description="&lt;o.name&gt;">Reference</text:text-input></text:p>
          </table:table-cell>
          <table:table-cell table:style-name="Tableau5.A2" office:value-type="float" office:value="0">
            <text:p text:style-name="P30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31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33"><text:text-input text:description="&lt;(o.validator and o.validator.name) or ''&gt;">Validator</text:text-input></text:p>
          </table:table-cell>
        </table:table-row>
      </table:table>
      <text:p text:style-name="P28"><text:text-input text:description="&lt;if test=&quot;o.notes&quot;&gt;">If</text:text-input></text:p>
      <text:p text:style-name="P28"/>
      <text:p text:style-name="P51">Notes:</text:p>
      <text:p text:style-name="P52"><text:span text:style-name="T3"><text:text-input text:description="&lt;format(o.notes or '')&gt;">Notes</text:text-input></text:span> </text:p>
      <text:p text:style-name="P28"><text:text-input text:description="&lt;/if&gt;">Endif</text:text-input></text:p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5">Description </text:p>
            </table:table-cell>
            <table:table-cell table:style-name="Tableau2.A1" office:value-type="string">
              <text:p text:style-name="P14"><text:s/><text:span text:style-name="T13">Taxes</text:span></text:p>
            </table:table-cell>
            <table:table-cell table:style-name="Tableau2.A1" office:value-type="string">
              <text:p text:style-name="P12">Date prévue</text:p>
            </table:table-cell>
            <table:table-cell table:style-name="Tableau2.A1" office:value-type="string">
              <text:p text:style-name="P18">P.U.(HT)</text:p>
            </table:table-cell>
            <table:table-cell table:style-name="Tableau2.A1" office:value-type="string">
              <text:p text:style-name="P19">Qté</text:p>
            </table:table-cell>
            <table:table-cell table:style-name="Tableau2.F1" office:value-type="string">
              <text:p text:style-name="P20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34"><text:text-input text:description="&lt;for each=&quot;line in purchase_order_lines(o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39"><text:text-input text:description="&lt;line.supplier_code&gt;">Supplier code</text:text-input></text:p>
            <text:p text:style-name="P44"><text:text-input text:description="&lt;line.supplier_name&gt;">Supplier name</text:text-input></text:p>
          </table:table-cell>
          <table:table-cell table:style-name="Tableau2.A3" office:value-type="float" office:value="0">
            <text:p text:style-name="P41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32"><text:text-input text:description="&lt;formatLang(line.date_planned,date = True)&gt;">Date</text:text-input></text:p>
          </table:table-cell>
          <table:table-cell table:style-name="Tableau2.A3" office:value-type="float" office:value="0">
            <text:p text:style-name="P35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35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F3" office:value-type="float" office:value="0">
            <text:p text:style-name="P35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F3" table:number-columns-spanned="6" office:value-type="float" office:value="0">
            <text:p text:style-name="P43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5"><text:span text:style-name="T6">Note: </text:span><text:span text:style-name="T7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F3" table:number-columns-spanned="6" office:value-type="float" office:value="0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5"><text:text-input text:description="&lt;if test=&quot;hasattr(o, 'validator') and o.validator and o.validato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4"/>
                </table:table-cell>
                <table:table-cell table:style-name="Tableau6.B1" office:value-type="string">
                  <text:p text:style-name="P56"><text:text-input text:description="&lt;o.validator.signature&gt;">Signature</text:text-input></text:p>
                </table:table-cell>
              </table:table-row>
            </table:table>
            <text:p text:style-name="P54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3">Total (HT)</text:p>
                </table:table-cell>
                <table:table-cell table:style-name="Tableau9.B1" office:value-type="string">
                  <text:p text:style-name="P40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13">Taxes</text:p>
                </table:table-cell>
                <table:table-cell table:style-name="Tableau9.B2" office:value-type="string">
                  <text:p text:style-name="P36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13">Total (TTC)</text:p>
                </table:table-cell>
                <table:table-cell table:style-name="Tableau9.B3" office:value-type="string">
                  <text:p text:style-name="P40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13"/>
          </table:table-cell>
        </table:table-row>
      </table:table>
      <text:p text:style-name="P27"/>
      <text:p text:style-name="P47"/>
      <text:p text:style-name="P3"/>
      <text:p text:style-name="P47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37cm" svg:width="2cm" draw:z-index="0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4-11-14T14:09:17.187000000</dc:date>
    <meta:editing-duration>PT18H53M10S</meta:editing-duration>
    <meta:editing-cycles>422</meta:editing-cycles>
    <meta:generator>LibreOffice/4.3.0.2$Windows_x86 LibreOffice_project/14ed55896fdfcb93ff437b85c4f3e1923d2b1409</meta:generator>
    <meta:document-statistic meta:table-count="7" meta:image-count="0" meta:object-count="0" meta:page-count="1" meta:paragraph-count="70" meta:word-count="261" meta:character-count="839" meta:non-whitespace-character-count="775"/>
    <meta:user-defined meta:name="Info 1"/>
    <meta:user-defined meta:name="Info 2"/>
    <meta:user-defined meta:name="Info 3"/>
    <meta:user-defined meta:name="Info 4"/>
  </office:meta>
</office:document-meta>
</file>